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Semibold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Noto Sans SemiBold1" svg:font-family="'Noto Sans SemiBold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subtitle">
      <style:graphic-properties draw:fill-color="#ffffff" fo:min-height="14cm"/>
      <style:paragraph-properties style:writing-mode="lr-tb"/>
    </style:style>
    <style:style style:name="pr8" style:family="presentation" style:parent-style-name="Midnightblue-outline1">
      <style:graphic-properties fo:min-height="6.427cm"/>
      <style:paragraph-properties style:writing-mode="lr-tb"/>
    </style:style>
    <style:style style:name="pr9" style:family="presentation" style:parent-style-name="Midnightblue2_5f_-title">
      <style:graphic-properties fo:min-height="5.75cm"/>
      <style:paragraph-properties style:writing-mode="lr-tb"/>
    </style:style>
    <style:style style:name="pr10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Noto Sans Regular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Noto Sans SemiBold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a933" loext:opacity="100%" style:text-outline="false" style:text-line-through-style="none" style:text-line-through-type="none" style:font-name="Noto Sans SemiBold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fo:color="#00a933" loext:opacity="100%"/>
    </style:style>
    <style:style style:name="T8" style:family="text">
      <style:text-properties fo:color="#ff0000" loext:opacity="100%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gramação Web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C. 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as aulas anteriore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4" draw:layer="layout" svg:width="26cm" svg:height="14cm" svg:x="1cm" svg:y="5.5cm" presentation:class="subtitle">
          <draw:text-box>
            <text:p><text:span text:style-name="T1">C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S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CSS é a sigla para Cascating Style Sheets, geralmente traduzida como folhas de estilo em cascata</text:p>
              </text:list-item>
              <text:list-item>
                <text:p>Permitem separar o conteúdo e a aparência em sites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ntes do CS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Estilo tinha que ser usado em cada tag</text:p>
                <text:list>
                  <text:list-header>
                    <text:p><text:span text:style-name="T2">&lt;b&gt;Texto em </text:span><text:span text:style-name="T2">negrito&lt;/b&gt;</text:span></text:p>
                    <text:p text:style-name="P5"><text:span text:style-name="T3">&lt;font </text:span><text:span text:style-name="T3">color="red</text:span><text:span text:style-name="T2">"&gt;Parágraf</text:span><text:span text:style-name="T2">o em </text:span><text:span text:style-name="T2">vermelho&lt;/font&gt;</text:span></text:p>
                  </text:list-header>
                </text:list>
              </text:list-item>
              <text:list-item>
                <text:p>E quando fosse preciso mudar a aparência?</text:p>
                <text:list>
                  <text:list-item>
                    <text:p>Era preciso modificar as tags uma por uma!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ntes do CS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Código ficava bagunçado: A aparência estava junto com o conteúdo</text:p>
              </text:list-item>
              <text:list-item>
                <text:p>E se para dispositivos diferentes (computador e celular por exemplo) fosse desejado aplicar estilos diferent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S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Regras diferentes podem ser aplicadas para dispositivos diferentes</text:p>
                <text:list>
                  <text:list-item>
                    <text:p>Em teoria usuários poderiam ter seu próprio CSS para um determinado site</text:p>
                  </text:list-item>
                </text:list>
              </text:list-item>
              <text:list-item>
                <text:p>Código fica mais organizado: separação entre conteúdo e aparência</text:p>
              </text:list-item>
              <text:list-item>
                <text:p>CSS pode ser compartilhado por diversas págin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7" draw:text-style-name="P2" draw:layer="layout" svg:width="26cm" svg:height="14cm" svg:x="1cm" svg:y="5.5cm" presentation:class="subtitle">
          <draw:text-box>
            <text:p>Aplicando CS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riorização das regra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Existe uma prioridade na aplicação das regras CSS (por isso o “Em Cascata” do nome)</text:p>
                <text:list>
                  <text:list-item>
                    <text:p>1º Estilo “inline”: dentro do HTML</text:p>
                  </text:list-item>
                  <text:list-item>
                    <text:p>2º CSS interno (dentro da tag &lt;head&gt;) <text:span text:style-name="T4">ou</text:span> externo</text:p>
                  </text:list-item>
                  <text:list-item>
                    <text:p>3º Estilo padrão do brow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1º Estilo “inline”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&lt;p style="color:red;"&gt;This is a paragraph.&lt;/p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2º Estilo interno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p><text:s/>&lt;!DOCTYPE html&gt;</text:p>
            <text:p>&lt;html&gt;</text:p>
            <text:p><text:s text:c="2"/>&lt;head&gt;</text:p>
            <text:p><text:s text:c="4"/>&lt;style type="text/css"&gt;</text:p>
            <text:p><text:s text:c="6"/>p {</text:p>
            <text:p><text:s text:c="6"/>color: red;<text:tab/><text:tab/></text:p>
            <text:p><text:s text:c="6"/>}</text:p>
            <text:p><text:s text:c="4"/>&lt;/style&gt;</text:p>
            <text:p><text:s text:c="2"/>&lt;/head&gt;</text:p>
            <text:p><text:s text:c="2"/>&lt;body&gt;</text:p>
            <text:p><text:s text:c="4"/>&lt;p&gt;Parágrafo.&lt;/p&gt;</text:p>
            <text:p><text:s text:c="2"/>&lt;/body&gt;</text:p>
            <text:p>&lt;/html&gt; 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2º Estilo externo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p><text:s/>&lt;!DOCTYPE html&gt;</text:p>
            <text:p>&lt;html&gt;</text:p>
            <text:p><text:s text:c="2"/>&lt;head&gt;</text:p>
            <text:p text:style-name="P6"><text:span text:style-name="T5"><text:s text:c="4"/></text:span><text:span text:style-name="T5">&lt;link </text:span><text:span text:style-name="T5">rel=</text:span><text:span text:style-name="T3">"</text:span><text:span text:style-name="T5">stylesheet</text:span><text:span text:style-name="T3">"</text:span><text:span text:style-name="T5"> </text:span><text:span text:style-name="T5">href=</text:span><text:span text:style-name="T3">"</text:span><text:span text:style-name="T5">estilo.css</text:span><text:span text:style-name="T3">"</text:span> /&gt;</text:p>
            <text:p><text:s text:c="2"/>&lt;/head&gt;</text:p>
            <text:p><text:s text:c="2"/>&lt;body&gt;</text:p>
            <text:p><text:s text:c="4"/>&lt;p&gt;Parágrafo.&lt;/p&gt;</text:p>
            <text:p><text:s text:c="2"/>&lt;/body&gt;</text:p>
            <text:p>&lt;/html&gt; 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3º Estilo do browser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Cada browser pode, em teoria, ter seu próprio estilo básico</text:p>
                <text:list>
                  <text:list-item>
                    <text:p>Na prática muitas vezes esses estilos são igua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stilo interno e externo tem o mesmo peso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p text:style-name="P6">&lt;!DOCTYPE html&gt;</text:p>
            <text:p text:style-name="P6">&lt;html&gt;</text:p>
            <text:p text:style-name="P6"><text:s text:c="2"/>&lt;head&gt;</text:p>
            <text:p text:style-name="P6"><text:span text:style-name="T5"><text:s text:c="4"/></text:span><text:span text:style-name="T6">&lt;link rel="stylesheet" href="estilo.css</text:span><text:span text:style-name="T7">" /&gt;</text:span></text:p>
            <text:p text:style-name="P6"><text:s text:c="4"/><text:span text:style-name="T8">&lt;style type="text/css"&gt;</text:span></text:p>
            <text:p text:style-name="P6"><text:span text:style-name="T8"><text:s text:c="6"/></text:span><text:span text:style-name="T8">p {</text:span></text:p>
            <text:p text:style-name="P6"><text:span text:style-name="T8"><text:s text:c="6"/></text:span><text:span text:style-name="T8">color: red;</text:span><text:span text:style-name="T8"><text:tab/></text:span><text:span text:style-name="T8"><text:tab/></text:span></text:p>
            <text:p text:style-name="P6"><text:span text:style-name="T8"><text:s text:c="6"/></text:span><text:span text:style-name="T8">}</text:span></text:p>
            <text:p text:style-name="P6"><text:span text:style-name="T8"><text:s text:c="4"/></text:span><text:span text:style-name="T8">&lt;/style&gt;</text:span></text:p>
            <text:p text:style-name="P6"><text:s text:c="2"/>&lt;/head&gt;</text:p>
            <text:p text:style-name="P6"><text:s text:c="2"/>&lt;body&gt;</text:p>
            <text:p text:style-name="P6"><text:s text:c="4"/>&lt;p&gt;Parágrafo.&lt;/p&gt;</text:p>
            <text:p text:style-name="P6"><text:s text:c="2"/>&lt;/body&gt;</text:p>
            <text:p text:style-name="P6">&lt;/html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stilo interno e externo tem o mesmo peso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p text:style-name="P6">&lt;!DOCTYPE html&gt;</text:p>
            <text:p text:style-name="P6">&lt;html&gt;</text:p>
            <text:p text:style-name="P6"><text:s text:c="2"/>&lt;head&gt;</text:p>
            <text:p text:style-name="P6"><text:span text:style-name="T5"><text:s text:c="4"/></text:span><text:span text:style-name="T8">&lt;style </text:span><text:span text:style-name="T8">type="text/css"&gt;</text:span></text:p>
            <text:p text:style-name="P6"><text:span text:style-name="T8"><text:s text:c="6"/></text:span><text:span text:style-name="T8">p {</text:span></text:p>
            <text:p text:style-name="P6"><text:span text:style-name="T8"><text:s text:c="6"/></text:span><text:span text:style-name="T8">color: red;</text:span><text:span text:style-name="T8"><text:tab/></text:span><text:span text:style-name="T8"><text:tab/></text:span></text:p>
            <text:p text:style-name="P6"><text:span text:style-name="T8"><text:s text:c="6"/></text:span><text:span text:style-name="T8">}</text:span></text:p>
            <text:p text:style-name="P6"><text:span text:style-name="T8"><text:s text:c="4"/></text:span><text:span text:style-name="T8">&lt;/style&gt;</text:span></text:p>
            <text:p text:style-name="P6"><text:span text:style-name="T6"><text:s text:c="4"/></text:span><text:span text:style-name="T6">&lt;link </text:span><text:span text:style-name="T6">rel="stylesheet" </text:span><text:span text:style-name="T6">href="estilo.css</text:span><text:span text:style-name="T7">" /&gt;</text:span></text:p>
            <text:p text:style-name="P6"><text:s text:c="2"/>&lt;/head&gt;</text:p>
            <text:p text:style-name="P6"><text:s text:c="2"/>&lt;body&gt;</text:p>
            <text:p text:style-name="P6"><text:s text:c="4"/>&lt;p&gt;Parágrafo.&lt;/p&gt;</text:p>
            <text:p text:style-name="P6"><text:s text:c="2"/>&lt;/body&gt;</text:p>
            <text:p text:style-name="P6">&lt;/html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S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Estilo interno e externo tem a mesma prioridade, vai valer quem for definido DEPO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Seletore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Definem sobre quais elementos vão ser aplicadas as regr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Seletor universal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* é um seletor para aplicar um estilo a todos os elementos</text:p>
              </text:list-item>
              <text:list-item>
                <text:p><text:span text:style-name="T9">&lt;link </text:span><text:span text:style-name="T9">rel="stylesheet" </text:span><text:span text:style-name="T9">href="93-1.css" /&gt;</text:span></text:p>
              </text:list-item>
              <text:list-item>
                <text:p>Estilo 93-1.css</text:p>
                <text:p>* {</text:p>
                <text:list>
                  <text:list-header>
                    <text:p>color: green;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Selecionando pelo id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# acompanhado do nome do elemento (propriedade id)</text:p>
              </text:list-item>
              <text:list-item>
                <text:p><text:span text:style-name="T9">&lt;link </text:span><text:span text:style-name="T9">rel="stylesheet" </text:span><text:span text:style-name="T9">href="93-2.css" /&gt;</text:span></text:p>
              </text:list-item>
              <text:list-item>
                <text:p>Estilo 93-2.css</text:p>
                <text:p>#div1 {</text:p>
                <text:list>
                  <text:list-header>
                    <text:p>color: green;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Selecionando pela classe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Caractere . acompanhado do nome da classe (propriedade class)</text:p>
              </text:list-item>
              <text:list-item>
                <text:p><text:span text:style-name="T9">&lt;link </text:span><text:span text:style-name="T9">rel="stylesheet" </text:span><text:span text:style-name="T9">href="93-2.css" /&gt;</text:span></text:p>
              </text:list-item>
              <text:list-item>
                <text:p>Estilo 93-3.css</text:p>
                <text:p>.segundo-paragrafo {</text:p>
                <text:list>
                  <text:list-header>
                    <text:p>color: green;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Selecionando pela tag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Usamos o nome da tag</text:p>
              </text:list-item>
              <text:list-item>
                <text:p><text:span text:style-name="T9">&lt;link </text:span><text:span text:style-name="T9">rel="stylesheet" </text:span><text:span text:style-name="T9">href="93-4.css" /&gt;</text:span></text:p>
              </text:list-item>
              <text:list-item>
                <text:p>Estilo 93-4.css</text:p>
                <text:p>h2 {</text:p>
                <text:list>
                  <text:list-header>
                    <text:p>color: green;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2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plicando a mesma regra</text:p>
          </draw:text-box>
        </draw:frame>
        <draw:frame presentation:style-name="pr5" draw:text-style-name="P1" draw:layer="layout" svg:width="12.687cm" svg:height="14cm" svg:x="1cm" svg:y="5.5cm" presentation:class="outline">
          <draw:text-box>
            <text:list text:style-name="L2">
              <text:list-item>
                <text:p>Usamos os seletores separador por ,</text:p>
              </text:list-item>
              <text:list-item>
                <text:p><text:span text:style-name="T9">&lt;link </text:span><text:span text:style-name="T9">rel="stylesheet" </text:span><text:span text:style-name="T9">href="93-5.css" /&gt;</text:span></text:p>
              </text:list-item>
              <text:list-item>
                <text:p>Estilo 93-5.css</text:p>
                <text:p/>
              </text:list-item>
            </text:list>
          </draw:text-box>
        </draw:frame>
        <draw:frame presentation:style-name="pr8" draw:text-style-name="P1" draw:layer="layout" svg:width="12.687cm" svg:height="6.677cm" svg:x="14.322cm" svg:y="5.5cm" presentation:class="outline">
          <draw:text-box>
            <text:list text:style-name="L2">
              <text:list-header>
                <text:p text:style-name="P6">h1 {<text:line-break/> <text:span text:style-name="T10"><text:s text:c="2"/>color: green;</text:span></text:p>
                <text:p text:style-name="P6">}</text:p>
                <text:p text:style-name="P6">h2 {</text:p>
                <text:list>
                  <text:list-header>
                    <text:p>color: green;</text:p>
                  </text:list-header>
                </text:list>
                <text:p text:style-name="P6">}</text:p>
              </text:list-header>
            </text:list>
          </draw:text-box>
        </draw:frame>
        <draw:frame presentation:style-name="pr8" draw:text-style-name="P1" draw:layer="layout" svg:width="12.687cm" svg:height="6.677cm" svg:x="14.322cm" svg:y="12.812cm" presentation:class="outline">
          <draw:text-box>
            <text:list text:style-name="L2">
              <text:list-header>
                <text:p text:style-name="P6">OU</text:p>
                <text:p text:style-name="P6">h1, h2 {</text:p>
                <text:list>
                  <text:list-header>
                    <text:p>color: green;</text:p>
                  </text:list-header>
                </text:list>
                <text:p text:style-name="P6"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Juntando tag e classe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Usamos o nome da tag, seguido de um ponto e do nome da classe</text:p>
              </text:list-item>
              <text:list-item>
                <text:p><text:span text:style-name="T9">&lt;link </text:span><text:span text:style-name="T9">rel="stylesheet" </text:span><text:span text:style-name="T9">href="93-6.css" /&gt;</text:span></text:p>
              </text:list-item>
              <text:list-item>
                <text:p>Estilo 93-6.css</text:p>
                <text:p>p.segundo-paragrafo {</text:p>
                <text:list>
                  <text:list-header>
                    <text:p>color: green;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lemento dentro de outro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Dois seletores separados por um espaço</text:p>
              </text:list-item>
              <text:list-item>
                <text:p><text:span text:style-name="T9">&lt;link </text:span><text:span text:style-name="T9">rel="stylesheet" </text:span><text:span text:style-name="T9">href="93-7.css" /&gt;</text:span></text:p>
              </text:list-item>
              <text:list-item>
                <text:p>Estilo 93-7.css</text:p>
                <text:p><text:span text:style-name="T11">/* Seleciona todo </text:span><text:span text:style-name="T11">p que estiver </text:span><text:span text:style-name="T11">dentro de uma </text:span><text:span text:style-name="T11">div *</text:span>/</text:p>
                <text:p>div p {</text:p>
                <text:list>
                  <text:list-header>
                    <text:p>color: green;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lemento imediatamente dentro de outro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Dois seletores separados por um caracter ‘&gt;’</text:p>
              </text:list-item>
              <text:list-item>
                <text:p><text:span text:style-name="T9">&lt;link </text:span><text:span text:style-name="T9">rel="stylesheet" </text:span><text:span text:style-name="T9">href="93-8.css" /&gt;</text:span></text:p>
              </text:list-item>
              <text:list-item>
                <text:p>Estilo 93-8.css</text:p>
                <text:p><text:span text:style-name="T11">/* Seleciona todo </text:span><text:span text:style-name="T11">p que estiver </text:span><text:span text:style-name="T11">imediatamente </text:span><text:span text:style-name="T11">dentro de uma </text:span><text:span text:style-name="T11">div, que por sua </text:span><text:span text:style-name="T11">vez está dentro </text:span><text:span text:style-name="T11">de outra div *</text:span>/</text:p>
                <text:p>div &gt; div &gt; p {</text:p>
                <text:list>
                  <text:list-header>
                    <text:p>color: green;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Misturando ….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E podemos combinar os seletores</text:p>
              </text:list-item>
              <text:list-item>
                <text:p><text:span text:style-name="T9">&lt;link </text:span><text:span text:style-name="T9">rel="stylesheet" </text:span><text:span text:style-name="T9">href="93-9.css" /&gt;</text:span></text:p>
              </text:list-item>
              <text:list-item>
                <text:p>Estilo 93-9.css</text:p>
                <text:p>div#div1-1 &gt; p.segundo-paragrafo, h2 {</text:p>
                <text:list>
                  <text:list-header>
                    <text:p>color: green;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2_5f_" presentation:presentation-page-layout-name="AL2T1">
        <office:forms form:automatic-focus="false" form:apply-design-mode="false"/>
        <draw:frame presentation:style-name="pr9" draw:text-style-name="P1" draw:layer="layout" svg:width="13cm" svg:height="6cm" svg:x="7.5cm" svg:y="7.5cm" presentation:class="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onte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https://www.w3schools.com/css/default.asp</text:p>
              </text:list-item>
              <text:list-item>
                <text:p>https://www.w3schools.com/cssref/css_selectors.as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Semibold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Noto Sans SemiBold1" svg:font-family="'Noto Sans SemiBold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10:44:28.686722814</meta:creation-date>
    <meta:editing-duration>PT23H46M2S</meta:editing-duration>
    <meta:editing-cycles>139</meta:editing-cycles>
    <meta:generator>LibreOffice/7.3.7.2$Linux_X86_64 LibreOffice_project/30$Build-2</meta:generator>
    <dc:title>Midnightblue</dc:title>
    <dc:date>2025-04-03T21:08:56.344194347</dc:date>
    <dc:creator>Vinícius Alves Hax</dc:creator>
    <meta:document-statistic meta:object-count="173"/>
  </office:meta>
</office:document-meta>
</file>